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sub>
            <mi>F</mi>
            <mrow>
              <msub>
                <mi>i</mi>
                <mrow>
                  <mn>1</mn>
                </mrow>
              </msub>
              <mi>,</mi>
              <msub>
                <mi>i</mi>
                <mrow>
                  <mn>2</mn>
                </mrow>
              </msub>
              <mi>,</mi>
              <mo stretchy="false">…</mo>
              <mi>,</mi>
              <msub>
                <mi>i</mi>
                <mrow>
                  <mi>k</mi>
                </mrow>
              </msub>
            </mrow>
          </msub>
        </mrow>
      </mfenced>
      <mi/>
      <mi>;</mi>
      <mi/>
      <msub>
        <mi>i</mi>
        <mi>j</mi>
      </msub>
      <mrow>
        <mi/>
        <mo stretchy="false">=</mo>
        <mi/>
      </mrow>
      <mn>1,</mn>
      <mo stretchy="false">…</mo>
      <mi>,</mi>
      <mi>n</mi>
    </mrow>
    <annotation encoding="StarMath 5.0">left(F_{i_{1},i_{2},dotslow ,i_{k}}right) `;~ i_j `=` 1,dotslow,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2:52:15.233000000</meta:creation-date>
    <meta:generator>LibreOffice/4.1.4.2$Windows_x86 LibreOffice_project/0a0440ccc0227ad9829de5f46be37cfb6edcf72</meta:generator>
  </office:meta>
</office:document-meta>
</file>